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ysq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OVERALL],</text:p>
          </table:table-cell>
          <table:table-cell office:value-type="string" calcext:value-type="string">
            <text:p>RunTime(ms),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string" calcext:value-type="string">
            <text:p>[OVERALL],</text:p>
          </table:table-cell>
          <table:table-cell office:value-type="string" calcext:value-type="string">
            <text:p>RunTime(ms),</text:p>
          </table:table-cell>
          <table:table-cell office:value-type="float" office:value="38356" calcext:value-type="float">
            <text:p>38356</text:p>
          </table:table-cell>
        </table:table-row>
        <table:table-row table:style-name="ro1">
          <table:table-cell office:value-type="string" calcext:value-type="string">
            <text:p>[OVERALL],</text:p>
          </table:table-cell>
          <table:table-cell office:value-type="string" calcext:value-type="string">
            <text:p>Throughput(ops/sec),</text:p>
          </table:table-cell>
          <table:table-cell office:value-type="float" office:value="205.973223480947" calcext:value-type="float">
            <text:p>205.973223480947</text:p>
          </table:table-cell>
          <table:table-cell/>
          <table:table-cell office:value-type="string" calcext:value-type="string">
            <text:p>[OVERALL],</text:p>
          </table:table-cell>
          <table:table-cell office:value-type="string" calcext:value-type="string">
            <text:p>Throughput(ops/sec),</text:p>
          </table:table-cell>
          <table:table-cell office:value-type="float" office:value="260.715403066013" calcext:value-type="float">
            <text:p>260.715403066013</text:p>
          </table:table-cell>
        </table:table-row>
        <table:table-row table:style-name="ro1">
          <table:table-cell office:value-type="string" calcext:value-type="string">
            <text:p>[TOTAL_GCS_PS_Scavenge],</text:p>
          </table:table-cell>
          <table:table-cell office:value-type="string" calcext:value-type="string">
            <text:p>Count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TOTAL_GCS_PS_Scavenge],</text:p>
          </table:table-cell>
          <table:table-cell office:value-type="string" calcext:value-type="string">
            <text:p>Count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TOTAL_GC_TIME_PS_Scavenge],</text:p>
          </table:table-cell>
          <table:table-cell office:value-type="string" calcext:value-type="string">
            <text:p>Time(ms),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TOTAL_GC_TIME_PS_Scavenge],</text:p>
          </table:table-cell>
          <table:table-cell office:value-type="string" calcext:value-type="string">
            <text:p>Time(ms)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TOTAL_GC_TIME_%_PS_Scavenge],</text:p>
          </table:table-cell>
          <table:table-cell office:value-type="string" calcext:value-type="string">
            <text:p>Time(%),</text:p>
          </table:table-cell>
          <table:table-cell office:value-type="float" office:value="0.535530381050464" calcext:value-type="float">
            <text:p>0.535530381050464</text:p>
          </table:table-cell>
          <table:table-cell/>
          <table:table-cell office:value-type="string" calcext:value-type="string">
            <text:p>[TOTAL_GC_TIME_%_PS_Scavenge],</text:p>
          </table:table-cell>
          <table:table-cell office:value-type="string" calcext:value-type="string">
            <text:p>Time(%),</text:p>
          </table:table-cell>
          <table:table-cell office:value-type="float" office:value="0.101679007195745" calcext:value-type="float">
            <text:p>0.101679007195745</text:p>
          </table:table-cell>
        </table:table-row>
        <table:table-row table:style-name="ro1">
          <table:table-cell office:value-type="string" calcext:value-type="string">
            <text:p>[TOTAL_GCS_PS_MarkSweep],</text:p>
          </table:table-cell>
          <table:table-cell office:value-type="string" calcext:value-type="string">
            <text:p>Count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S_PS_MarkSweep],</text:p>
          </table:table-cell>
          <table:table-cell office:value-type="string" calcext:value-type="string">
            <text:p>Count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PS_MarkSweep],</text:p>
          </table:table-cell>
          <table:table-cell office:value-type="string" calcext:value-type="string">
            <text:p>Time(ms)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PS_MarkSweep],</text:p>
          </table:table-cell>
          <table:table-cell office:value-type="string" calcext:value-type="string">
            <text:p>Time(ms)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PS_MarkSweep],</text:p>
          </table:table-cell>
          <table:table-cell office:value-type="string" calcext:value-type="string">
            <text:p>Time(%)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%_PS_MarkSweep],</text:p>
          </table:table-cell>
          <table:table-cell office:value-type="string" calcext:value-type="string">
            <text:p>Time(%)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,</text:p>
          </table:table-cell>
          <table:table-cell office:value-type="string" calcext:value-type="string">
            <text:p>Count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TOTAL_GCs],</text:p>
          </table:table-cell>
          <table:table-cell office:value-type="string" calcext:value-type="string">
            <text:p>Count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TOTAL_GC_TIME],</text:p>
          </table:table-cell>
          <table:table-cell office:value-type="string" calcext:value-type="string">
            <text:p>Time(ms),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TOTAL_GC_TIME],</text:p>
          </table:table-cell>
          <table:table-cell office:value-type="string" calcext:value-type="string">
            <text:p>Time(ms)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TOTAL_GC_TIME_%],</text:p>
          </table:table-cell>
          <table:table-cell office:value-type="string" calcext:value-type="string">
            <text:p>Time(%),</text:p>
          </table:table-cell>
          <table:table-cell office:value-type="float" office:value="0.535530381050464" calcext:value-type="float">
            <text:p>0.535530381050464</text:p>
          </table:table-cell>
          <table:table-cell/>
          <table:table-cell office:value-type="string" calcext:value-type="string">
            <text:p>[TOTAL_GC_TIME_%],</text:p>
          </table:table-cell>
          <table:table-cell office:value-type="string" calcext:value-type="string">
            <text:p>Time(%),</text:p>
          </table:table-cell>
          <table:table-cell office:value-type="float" office:value="0.101679007195745" calcext:value-type="float">
            <text:p>0.101679007195745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Operations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Operations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AverageLatency(us),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AverageLatency(us),</text:p>
          </table:table-cell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MinLatency(us),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MinLatency(us),</text:p>
          </table:table-cell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MaxLatency(us),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MaxLatency(us),</text:p>
          </table:table-cell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Operations,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Operations,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AverageLatency(us),</text:p>
          </table:table-cell>
          <table:table-cell office:value-type="float" office:value="4243.488" calcext:value-type="float">
            <text:p>4243.488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AverageLatency(us),</text:p>
          </table:table-cell>
          <table:table-cell office:value-type="float" office:value="3777.884" calcext:value-type="float">
            <text:p>3777.884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MinLatency(us),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MinLatency(us),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MaxLatency(us),</text:p>
          </table:table-cell>
          <table:table-cell office:value-type="float" office:value="38943" calcext:value-type="float">
            <text:p>38943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MaxLatency(us),</text:p>
          </table:table-cell>
          <table:table-cell office:value-type="float" office:value="37247" calcext:value-type="float">
            <text:p>37247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6391" calcext:value-type="float">
            <text:p>6391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9959" calcext:value-type="float">
            <text:p>9959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Return=OK,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Return=OK,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go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OVERALL],</text:p>
          </table:table-cell>
          <table:table-cell office:value-type="string" calcext:value-type="string">
            <text:p>RunTime(ms),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[OVERALL],</text:p>
          </table:table-cell>
          <table:table-cell office:value-type="string" calcext:value-type="string">
            <text:p>RunTime(ms),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[OVERALL],</text:p>
          </table:table-cell>
          <table:table-cell office:value-type="string" calcext:value-type="string">
            <text:p>Throughput(ops/sec),</text:p>
          </table:table-cell>
          <table:table-cell office:value-type="float" office:value="1385.04155124654" calcext:value-type="float">
            <text:p>1385.04155124654</text:p>
          </table:table-cell>
          <table:table-cell/>
          <table:table-cell office:value-type="string" calcext:value-type="string">
            <text:p>[OVERALL],</text:p>
          </table:table-cell>
          <table:table-cell office:value-type="string" calcext:value-type="string">
            <text:p>Throughput(ops/sec),</text:p>
          </table:table-cell>
          <table:table-cell office:value-type="float" office:value="4545.45454545455" calcext:value-type="float">
            <text:p>4545.45454545455</text:p>
          </table:table-cell>
        </table:table-row>
        <table:table-row table:style-name="ro1">
          <table:table-cell office:value-type="string" calcext:value-type="string">
            <text:p>[TOTAL_GCS_PS_Scavenge],</text:p>
          </table:table-cell>
          <table:table-cell office:value-type="string" calcext:value-type="string">
            <text:p>Count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TOTAL_GCS_PS_Scavenge],</text:p>
          </table:table-cell>
          <table:table-cell office:value-type="string" calcext:value-type="string">
            <text:p>Count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TOTAL_GC_TIME_PS_Scavenge],</text:p>
          </table:table-cell>
          <table:table-cell office:value-type="string" calcext:value-type="string">
            <text:p>Time(ms),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TOTAL_GC_TIME_PS_Scavenge],</text:p>
          </table:table-cell>
          <table:table-cell office:value-type="string" calcext:value-type="string">
            <text:p>Time(ms),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TOTAL_GC_TIME_%_PS_Scavenge],</text:p>
          </table:table-cell>
          <table:table-cell office:value-type="string" calcext:value-type="string">
            <text:p>Time(%),</text:p>
          </table:table-cell>
          <table:table-cell office:value-type="float" office:value="1.38504155124654" calcext:value-type="float">
            <text:p>1.38504155124654</text:p>
          </table:table-cell>
          <table:table-cell/>
          <table:table-cell office:value-type="string" calcext:value-type="string">
            <text:p>[TOTAL_GC_TIME_%_PS_Scavenge],</text:p>
          </table:table-cell>
          <table:table-cell office:value-type="string" calcext:value-type="string">
            <text:p>Time(%),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[TOTAL_GCS_PS_MarkSweep],</text:p>
          </table:table-cell>
          <table:table-cell office:value-type="string" calcext:value-type="string">
            <text:p>Count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S_PS_MarkSweep],</text:p>
          </table:table-cell>
          <table:table-cell office:value-type="string" calcext:value-type="string">
            <text:p>Count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PS_MarkSweep],</text:p>
          </table:table-cell>
          <table:table-cell office:value-type="string" calcext:value-type="string">
            <text:p>Time(ms)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PS_MarkSweep],</text:p>
          </table:table-cell>
          <table:table-cell office:value-type="string" calcext:value-type="string">
            <text:p>Time(ms)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PS_MarkSweep],</text:p>
          </table:table-cell>
          <table:table-cell office:value-type="string" calcext:value-type="string">
            <text:p>Time(%)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%_PS_MarkSweep],</text:p>
          </table:table-cell>
          <table:table-cell office:value-type="string" calcext:value-type="string">
            <text:p>Time(%)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,</text:p>
          </table:table-cell>
          <table:table-cell office:value-type="string" calcext:value-type="string">
            <text:p>Count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TOTAL_GCs],</text:p>
          </table:table-cell>
          <table:table-cell office:value-type="string" calcext:value-type="string">
            <text:p>Count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TOTAL_GC_TIME],</text:p>
          </table:table-cell>
          <table:table-cell office:value-type="string" calcext:value-type="string">
            <text:p>Time(ms),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TOTAL_GC_TIME],</text:p>
          </table:table-cell>
          <table:table-cell office:value-type="string" calcext:value-type="string">
            <text:p>Time(ms),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TOTAL_GC_TIME_%],</text:p>
          </table:table-cell>
          <table:table-cell office:value-type="string" calcext:value-type="string">
            <text:p>Time(%),</text:p>
          </table:table-cell>
          <table:table-cell office:value-type="float" office:value="1.38504155124654" calcext:value-type="float">
            <text:p>1.38504155124654</text:p>
          </table:table-cell>
          <table:table-cell/>
          <table:table-cell office:value-type="string" calcext:value-type="string">
            <text:p>[TOTAL_GC_TIME_%],</text:p>
          </table:table-cell>
          <table:table-cell office:value-type="string" calcext:value-type="string">
            <text:p>Time(%),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Operations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Operations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AverageLatency(us),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AverageLatency(us),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MinLatency(us),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MinLatency(us),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MaxLatency(us),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MaxLatency(us),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[CLEANUP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[CLEANUP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Operations,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Operations,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AverageLatency(us),</text:p>
          </table:table-cell>
          <table:table-cell office:value-type="float" office:value="435.898" calcext:value-type="float">
            <text:p>435.898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AverageLatency(us),</text:p>
          </table:table-cell>
          <table:table-cell office:value-type="float" office:value="188.1838" calcext:value-type="float">
            <text:p>188.1838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MinLatency(us),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MinLatency(us),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MaxLatency(us),</text:p>
          </table:table-cell>
          <table:table-cell office:value-type="float" office:value="61887" calcext:value-type="float">
            <text:p>61887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MaxLatency(us),</text:p>
          </table:table-cell>
          <table:table-cell office:value-type="float" office:value="64191" calcext:value-type="float">
            <text:p>64191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95thPercentileLatency(us),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99thPercentileLatency(us),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[INSERT],</text:p>
          </table:table-cell>
          <table:table-cell office:value-type="string" calcext:value-type="string">
            <text:p>Return=OK,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,</text:p>
          </table:table-cell>
          <table:table-cell office:value-type="string" calcext:value-type="string">
            <text:p>Return=OK,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1:19:32.179556928</meta:creation-date>
    <dc:date>2023-05-26T11:49:18.958365346</dc:date>
    <meta:editing-duration>PT29M47S</meta:editing-duration>
    <meta:editing-cycles>1</meta:editing-cycles>
    <meta:document-statistic meta:table-count="1" meta:cell-count="290" meta:object-count="0"/>
    <meta:generator>LibreOffice/7.4.7.2$Linux_X86_64 LibreOffice_project/40$Build-2</meta:generator>
  </office:meta>
</office:document-meta>
</file>